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4e6f" officeooo:paragraph-rsid="000a4e6f"/>
    </style:style>
    <style:style style:name="P2" style:family="paragraph" style:parent-style-name="Standard">
      <style:paragraph-properties fo:text-align="start" style:justify-single-word="false"/>
      <style:text-properties officeooo:rsid="000b36e8" officeooo:paragraph-rsid="000b36e8"/>
    </style:style>
    <style:style style:name="P3" style:family="paragraph" style:parent-style-name="Standard">
      <style:paragraph-properties fo:text-align="center" style:justify-single-word="false"/>
      <style:text-properties officeooo:rsid="000b36e8" officeooo:paragraph-rsid="000a4e6f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officeooo:rsid="000b36e8" officeooo:paragraph-rsid="000b36e8"/>
    </style:style>
    <style:style style:name="T1" style:family="text">
      <style:text-properties officeooo:rsid="000b36e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№1</text:p>
      <text:p text:style-name="P1">Процессы демоны и </text:p>
      <text:p text:style-name="P3"/>
      <text:list xml:id="list1936216480" text:style-name="L1">
        <text:list-item>
          <text:p text:style-name="P6">PID-процесс ID </text:p>
        </text:list-item>
        <text:list-item>
          <text:p text:style-name="P5">PPID-Родительский Процесс ID </text:p>
        </text:list-item>
        <text:list-item>
          <text:p text:style-name="P5">SID-сессия ID </text:p>
        </text:list-item>
        <text:list-item>
          <text:p text:style-name="P5">PGID-Группа Процессов ID </text:p>
        </text:list-item>
        <text:list-item>
          <text:p text:style-name="P5">UID-пользователь ID </text:p>
        </text:list-item>
        <text:list-item>
          <text:p text:style-name="P4"><text:a xlink:type="simple" xlink:href="https://en.wikipedia.org/wiki/User_identifier#Effective_user_ID" text:style-name="Internet_20_link" text:visited-style-name="Visited_20_Internet_20_Link">EUID-Эффективный Пользователь ID</text:a> 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13:47:01.209982940</meta:creation-date>
    <dc:date>2021-02-12T15:49:15.218666677</dc:date>
    <meta:editing-duration>PT1H30M29S</meta:editing-duration>
    <meta:editing-cycles>1</meta:editing-cycles>
    <meta:document-statistic meta:table-count="0" meta:image-count="0" meta:object-count="0" meta:page-count="1" meta:paragraph-count="8" meta:word-count="26" meta:character-count="175" meta:non-whitespace-character-count="156"/>
    <meta:generator>LibreOffice/7.0.3.1$Linux_X86_64 LibreOffice_project/00$Build-1</meta:generator>
  </office:meta>
</office:document-meta>
</file>